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action numbe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490" calcext:value-type="float">
            <text:p>2490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748" calcext:value-type="float">
            <text:p>1748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38" calcext:value-type="float">
            <text:p>1838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308" calcext:value-type="float">
            <text:p>1308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2618" calcext:value-type="float">
            <text:p>2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6:22:18.6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6:42:25.631000000</meta:creation-date>
    <dc:date>2014-06-26T16:23:40.921000000</dc:date>
    <meta:editing-duration>PT7H3M2S</meta:editing-duration>
    <meta:editing-cycles>7</meta:editing-cycles>
    <meta:generator>LibreOffice/4.2.5.2$Windows_x86 LibreOffice_project/61cb170a04bb1f12e77c884eab9192be736ec5f5</meta:generator>
    <meta:document-statistic meta:table-count="1" meta:cell-count="93" meta:object-count="0"/>
  </office:meta>
</office:document-meta>
</file>